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89cm"/>
    </style:style>
    <style:style style:name="co2" style:family="table-column">
      <style:table-column-properties fo:break-before="auto" style:column-width="2.89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81cm"/>
    </style:style>
    <style:style style:name="co6" style:family="table-column">
      <style:table-column-properties fo:break-before="auto" style:column-width="13.988cm"/>
    </style:style>
    <style:style style:name="co7" style:family="table-column">
      <style:table-column-properties fo:break-before="auto" style:column-width="3.912cm"/>
    </style:style>
    <style:style style:name="co8" style:family="table-column">
      <style:table-column-properties fo:break-before="auto" style:column-width="1.8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fo:color="#222222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rotation-align="none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21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24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25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>
            <text:p>SPRINT 1: 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2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7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 </text:p>
          </table:table-cell>
          <table:table-cell table:style-name="ce23" office:value-type="string">
            <text:p>2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4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4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/>
          <table:table-cell table:style-name="ce23"/>
          <table:table-cell table:style-name="ce25"/>
          <table:table-cell table:style-name="ce28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4"/>
          <table:table-cell table:style-name="ce26"/>
          <table:table-cell table:style-name="ce29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4" office:value-type="string">
            <text:p>4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4" office:value-type="string">
            <text:p>2-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2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31.10.2014</text:date>, <text:time>20:32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1T20:32:35.47</dc:date>
    <dc:creator>Magda Ska</dc:creator>
    <meta:document-statistic meta:table-count="1" meta:cell-count="114" meta:object-count="0"/>
    <meta:generator>OpenOffice/4.1.0$Win32 OpenOffice.org_project/410m18$Build-9764</meta:generator>
  </office:meta>
</office:document-meta>
</file>